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82cm" svg:height="8.905cm" svg:x="6.774cm" svg:y="0cm">
            <draw:object draw:notify-on-update-of-ranges="Sheet1.A1:Sheet1.A1 Sheet1.A2:Sheet1.A20 Sheet1.B1:Sheet1.B1 Sheet1.B2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608cm" svg:height="9.349cm" svg:x="6.772cm" svg:y="9.961cm">
            <draw:object draw:notify-on-update-of-ranges="Sheet1.A23:Sheet1.A23 Sheet1.A24:Sheet1.A43 Sheet1.B23:Sheet1.B23 Sheet1.B24:Sheet1.B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21" calcext:value-type="float">
            <text:p>421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445" calcext:value-type="float">
            <text:p>445</text:p>
          </table:table-cell>
          <table:table-cell table:number-columns-repeated="1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799" calcext:value-type="float">
            <text:p>799</text:p>
          </table:table-cell>
          <table:table-cell table:number-columns-repeated="1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999" calcext:value-type="float">
            <text:p>999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2:Sheet1.B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4:48:51.135833152</meta:creation-date>
    <dc:date>2023-02-06T16:21:18.515787438</dc:date>
    <meta:editing-duration>PT29M26S</meta:editing-duration>
    <meta:editing-cycles>1</meta:editing-cycles>
    <meta:document-statistic meta:table-count="1" meta:cell-count="83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21cm" svg:height="8.906cm" xlink:href=".." xlink:type="simple" chart:class="chart:line" chart:style-name="ch1">
        <chart:title svg:x="4.056cm" svg:y="0.314cm" chart:style-name="ch2">
          <text:p>Consecutive Integer Checking Method</text:p>
        </chart:title>
        <chart:legend chart:legend-position="end" svg:x="13.26cm" svg:y="4.154cm" style:legend-expansion="high" chart:style-name="ch3"/>
        <chart:plot-area chart:style-name="ch4" table:cell-range-address="Sheet1.A1:Sheet1.B20" chart:data-source-has-labels="both" svg:x="1.327cm" svg:y="1.271cm" svg:width="11.617cm" svg:height="6.476cm">
          <chart:coordinate-region svg:x="2.134cm" svg:y="1.47cm" svg:width="10.53cm" svg:height="5.63cm"/>
          <chart:axis chart:dimension="x" chart:name="primary-x" chart:style-name="ch5" chartooo:axis-type="auto">
            <chartooo:date-scale/>
            <chart:title svg:x="6.76cm" svg:y="7.925cm" chart:style-name="ch6">
              <text:p>m+n</text:p>
            </chart:title>
            <chart:categories table:cell-range-address="Sheet1.A2:Sheet1.A20"/>
          </chart:axis>
          <chart:axis chart:dimension="y" chart:name="primary-y" chart:style-name="ch5">
            <chart:title svg:x="0.451cm" svg:y="5.148cm" chart:style-name="ch7">
              <text:p>opcount</text:p>
            </chart:title>
            <chart:grid chart:style-name="ch8" chart:class="major"/>
          </chart:axis>
          <chart:series chart:style-name="ch9" chart:values-cell-range-address="Sheet1.B2:Sheet1.B20" chart:label-cell-address="Sheet1.B1:Sheet1.B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2:Sheet1.A20</svg:desc>
                </draw:g>
              </table:table-cell>
              <table:table-cell office:value-type="float" office:value="0">
                <text:p>0</text:p>
                <draw:g>
                  <svg:desc>Sheet1.B2:Sheet1.B20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421">
                <text:p>4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09cm" svg:height="9.35cm" xlink:href=".." xlink:type="simple" chart:class="chart:line" chart:style-name="ch1">
        <chart:title svg:x="6.038cm" svg:y="0.323cm" chart:style-name="ch2">
          <text:p>Middle School Method</text:p>
        </chart:title>
        <chart:legend chart:legend-position="end" svg:x="14.048cm" svg:y="4.376cm" style:legend-expansion="high" chart:style-name="ch3"/>
        <chart:plot-area chart:style-name="ch4" table:cell-range-address="Sheet1.A23:Sheet1.B43" chart:data-source-has-labels="both" svg:x="1.343cm" svg:y="1.289cm" svg:width="12.373cm" svg:height="6.893cm">
          <chart:coordinate-region svg:x="2.335cm" svg:y="1.488cm" svg:width="11.241cm" svg:height="5.64cm"/>
          <chart:axis chart:dimension="x" chart:name="primary-x" chart:style-name="ch5" chartooo:axis-type="auto">
            <chartooo:date-scale/>
            <chart:title svg:x="7.154cm" svg:y="8.369cm" chart:style-name="ch6">
              <text:p>m+n</text:p>
            </chart:title>
            <chart:categories table:cell-range-address="Sheet1.A24:Sheet1.A43"/>
          </chart:axis>
          <chart:axis chart:dimension="y" chart:name="primary-y" chart:style-name="ch5">
            <chart:title svg:x="0.451cm" svg:y="5.374cm" chart:style-name="ch7">
              <text:p>opcount</text:p>
            </chart:title>
            <chart:grid chart:style-name="ch8" chart:class="major"/>
          </chart:axis>
          <chart:series chart:style-name="ch9" chart:values-cell-range-address="Sheet1.B24:Sheet1.B43" chart:label-cell-address="Sheet1.B23:Sheet1.B23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24:Sheet1.A43</svg:desc>
                </draw:g>
              </table:table-cell>
              <table:table-cell office:value-type="float" office:value="0">
                <text:p>0</text:p>
                <draw:g>
                  <svg:desc>Sheet1.B24:Sheet1.B43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334">
                <text:p>133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712">
                <text:p>171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1788">
                <text:p>178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827">
                <text:p>182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999">
                <text:p>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